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2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Namnsdagar" table:style-name="ta1" table:print="false">
        <table:table-column table:style-name="co1" table:number-columns-repeated="6" table:default-cell-style-name="Default"/>
        <table:table-row table:style-name="ro1">
          <table:table-cell table:style-name="ce1" office:value-type="string">
            <text:p>Månad</text:p>
          </table:table-cell>
          <table:table-cell table:style-name="ce1" office:value-type="string">
            <text:p>Dag</text:p>
          </table:table-cell>
          <table:table-cell table:style-name="ce1" office:value-type="string">
            <text:p>Namn1</text:p>
          </table:table-cell>
          <table:table-cell table:style-name="ce1" office:value-type="string">
            <text:p>Namn2</text:p>
          </table:table-cell>
          <table:table-cell table:style-name="ce1" office:value-type="string">
            <text:p>Namn3</text:p>
          </table:table-cell>
          <table:table-cell table:style-name="ce1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vea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lfred</text:p>
          </table:table-cell>
          <table:table-cell office:value-type="string">
            <text:p>Alfrida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Rut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Hanna</text:p>
          </table:table-cell>
          <table:table-cell office:value-type="string">
            <text:p>Hannele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Kasper</text:p>
          </table:table-cell>
          <table:table-cell office:value-type="string">
            <text:p>Melker</text:p>
          </table:table-cell>
          <table:table-cell office:value-type="string">
            <text:p>Baltsar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August</text:p>
          </table:table-cell>
          <table:table-cell office:value-type="string">
            <text:p>Augusta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Erland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Gunnar</text:p>
          </table:table-cell>
          <table:table-cell office:value-type="string">
            <text:p>Gunder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Sigurd</text:p>
          </table:table-cell>
          <table:table-cell office:value-type="string">
            <text:p>Sigbritt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jan</text:p>
          </table:table-cell>
          <table:table-cell office:value-type="string">
            <text:p>Jannike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Frideborg</text:p>
          </table:table-cell>
          <table:table-cell office:value-type="string">
            <text:p>Fridolf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Knu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Felix</text:p>
          </table:table-cell>
          <table:table-cell office:value-type="string">
            <text:p>Felicia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Laura</text:p>
          </table:table-cell>
          <table:table-cell office:value-type="string">
            <text:p>Lorentz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Hjalmar</text:p>
          </table:table-cell>
          <table:table-cell office:value-type="string">
            <text:p>Helmer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Anton</text:p>
          </table:table-cell>
          <table:table-cell office:value-type="string">
            <text:p>Tony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Hilda</text:p>
          </table:table-cell>
          <table:table-cell office:value-type="string">
            <text:p>Hildur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Henrik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Fabian</text:p>
          </table:table-cell>
          <table:table-cell office:value-type="string">
            <text:p>Sebastian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string">
            <text:p>Agnes</text:p>
          </table:table-cell>
          <table:table-cell office:value-type="string">
            <text:p>Agneta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>
            <text:p>Vincent</text:p>
          </table:table-cell>
          <table:table-cell office:value-type="string">
            <text:p>Viktor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string">
            <text:p>Frej</text:p>
          </table:table-cell>
          <table:table-cell office:value-type="string">
            <text:p>Freja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Erika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Paul</text:p>
          </table:table-cell>
          <table:table-cell office:value-type="string">
            <text:p>Pål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string">
            <text:p>Bodil</text:p>
          </table:table-cell>
          <table:table-cell office:value-type="string">
            <text:p>Boel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Göte</text:p>
          </table:table-cell>
          <table:table-cell office:value-type="string">
            <text:p>Göta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Karl</text:p>
          </table:table-cell>
          <table:table-cell office:value-type="string">
            <text:p>Karla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string">
            <text:p>Diana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Gunilla</text:p>
          </table:table-cell>
          <table:table-cell office:value-type="string">
            <text:p>Gunhild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string">
            <text:p>Ivar</text:p>
          </table:table-cell>
          <table:table-cell office:value-type="string">
            <text:p>Joar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4"/>
        </table:table-row>
      </table:table>
      <table:table table:name="Undantag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Månad</text:p>
          </table:table-cell>
          <table:table-cell office:value-type="string">
            <text:p>Dag</text:p>
          </table:table-cell>
          <table:table-cell office:value-type="string">
            <text:p>Undantag</text:p>
          </table:table-cell>
        </table:table-row>
        <table:table-row table:style-name="ro1"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Nyårsdage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2">2011-12-22</text:date>, <text:time>20:51:04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 Lindblom</meta:initial-creator>
    <meta:creation-date>2011-12-22T20:45:23</meta:creation-date>
    <dc:date>2011-12-22T20:51:04</dc:date>
    <dc:creator>Jan Lindblom</dc:creator>
    <meta:editing-duration>PT5M43S</meta:editing-duration>
    <meta:editing-cycles>1</meta:editing-cycles>
    <meta:document-statistic meta:table-count="2" meta:cell-count="131" meta:object-count="0"/>
    <meta:generator>OpenOffice.org/3.3$Unix OpenOffice.org_project/330m20$Build-9567</meta:generator>
  </office:meta>
</office:document-meta>
</file>